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/>
    </style:style>
    <style:style style:name="T8" style:parent-style-name="Fonteparág.padrão" style:family="text">
      <style:text-properties fo:font-weight="bold" style:font-weight-asian="bold"/>
    </style:style>
    <style:style style:name="T9" style:parent-style-name="Fonteparág.padrão" style:family="text">
      <style:text-properties fo:font-weight="bold" style:font-weight-asian="bold" fo:font-style="italic" style:font-style-asian="italic"/>
    </style:style>
    <style:style style:name="T10" style:parent-style-name="Fonteparág.padrão" style:family="text">
      <style:text-properties fo:font-weight="bold" style:font-weight-asian="bold" fo:font-style="italic" style:font-style-asian="italic"/>
    </style:style>
    <style:style style:name="T11" style:parent-style-name="Fonteparág.padrão" style:family="text">
      <style:text-properties fo:font-weight="bold" style:font-weight-asian="bold" fo:font-style="italic" style:font-style-asian="italic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 fo:font-style="italic" style:font-style-asian="italic"/>
    </style:style>
    <style:style style:name="T14" style:parent-style-name="Fonteparág.padrão" style:family="text">
      <style:text-properties fo:font-weight="bold" style:font-weight-asian="bold" fo:font-style="italic" style:font-style-asian="italic"/>
    </style:style>
    <style:style style:name="T15" style:parent-style-name="Fonteparág.padrão" style:family="text">
      <style:text-properties fo:font-weight="bold" style:font-weight-asian="bold" fo:font-style="italic" style:font-style-asian="italic"/>
    </style:style>
    <style:style style:name="T16" style:parent-style-name="Fonteparág.padrão" style:family="text">
      <style:text-properties fo:font-weight="bold" style:font-weight-asian="bold"/>
    </style:style>
    <style:style style:name="T17" style:parent-style-name="Fonteparág.padrão" style:family="text">
      <style:text-properties fo:font-weight="bold" style:font-weight-asian="bold" fo:font-style="italic" style:font-style-asian="italic"/>
    </style:style>
    <style:style style:name="T18" style:parent-style-name="Fonteparág.padrão" style:family="text">
      <style:text-properties fo:font-weight="bold" style:font-weight-asian="bold" fo:font-style="italic" style:font-style-asian="italic"/>
    </style:style>
    <style:style style:name="T19" style:parent-style-name="Fonteparág.padrão" style:family="text">
      <style:text-properties fo:font-weight="bold" style:font-weight-asian="bold" fo:font-style="italic" style:font-style-asian="italic"/>
    </style:style>
    <style:style style:name="T20" style:parent-style-name="Fonteparág.padrão" style:family="text">
      <style:text-properties fo:font-weight="bold" style:font-weight-asian="bold" fo:font-style="italic" style:font-style-asian="italic"/>
    </style:style>
    <style:style style:name="T21" style:parent-style-name="Fonteparág.padrão" style:family="text">
      <style:text-properties fo:font-weight="bold" style:font-weight-asian="bold"/>
    </style:style>
    <style:style style:name="T22" style:parent-style-name="Fonteparág.padrão" style:family="text">
      <style:text-properties fo:font-weight="bold" style:font-weight-asian="bold" fo:font-style="italic" style:font-style-asian="italic"/>
    </style:style>
    <style:style style:name="T23" style:parent-style-name="Fonteparág.padrão" style:family="text">
      <style:text-properties fo:font-weight="bold" style:font-weight-asian="bold"/>
    </style:style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 fo:font-style="italic" style:font-style-asian="italic"/>
    </style:style>
    <style:style style:name="T26" style:parent-style-name="Fonteparág.padrão" style:family="text">
      <style:text-properties fo:font-weight="bold" style:font-weight-asian="bold" fo:font-style="italic" style:font-style-asian="italic"/>
    </style:style>
    <style:style style:name="T27" style:parent-style-name="Fonteparág.padrão" style:family="text">
      <style:text-properties fo:font-weight="bold" style:font-weight-asian="bold" fo:font-style="italic" style:font-style-asian="italic"/>
    </style:style>
    <style:style style:name="T28" style:parent-style-name="Fonteparág.padrão" style:family="text">
      <style:text-properties fo:font-weight="bold" style:font-weight-asian="bold" fo:font-style="italic" style:font-style-asian="italic"/>
    </style:style>
    <style:style style:name="T29" style:parent-style-name="Fonteparág.padrão" style:family="text">
      <style:text-properties fo:font-weight="bold" style:font-weight-asian="bold" fo:font-style="italic" style:font-style-asian="italic"/>
    </style:style>
    <style:style style:name="T30" style:parent-style-name="Fonteparág.padrão" style:family="text">
      <style:text-properties fo:font-weight="bold" style:font-weight-asian="bold" fo:font-style="italic" style:font-style-asian="italic"/>
    </style:style>
    <style:style style:name="T31" style:parent-style-name="Fonteparág.padrão" style:family="text">
      <style:text-properties fo:font-weight="bold" style:font-weight-asian="bold"/>
    </style:style>
    <style:style style:name="T32" style:parent-style-name="Fonteparág.padrão" style:family="text">
      <style:text-properties fo:font-weight="bold" style:font-weight-asian="bold" fo:font-style="italic" style:font-style-asian="italic"/>
    </style:style>
    <style:style style:name="T33" style:parent-style-name="Fonteparág.padrão" style:family="text">
      <style:text-properties fo:font-weight="bold" style:font-weight-asian="bold" fo:font-style="italic" style:font-style-asian="italic"/>
    </style:style>
    <style:style style:name="T34" style:parent-style-name="Fonteparág.padrão" style:family="text">
      <style:text-properties fo:font-weight="bold" style:font-weight-asian="bold" fo:font-style="italic" style:font-style-asian="italic"/>
    </style:style>
    <style:style style:name="T35" style:parent-style-name="Fonteparág.padrão" style:family="text">
      <style:text-properties fo:font-weight="bold" style:font-weight-asian="bold" fo:font-style="italic" style:font-style-asian="italic"/>
    </style:style>
    <style:style style:name="T36" style:parent-style-name="Fonteparág.padrão" style:family="text">
      <style:text-properties fo:font-weight="bold" style:font-weight-asian="bold" fo:font-style="italic" style:font-style-asian="italic"/>
    </style:style>
    <style:style style:name="T37" style:parent-style-name="Fonteparág.padrão" style:family="text">
      <style:text-properties fo:font-weight="bold" style:font-weight-asian="bold" fo:font-style="italic" style:font-style-asian="italic"/>
    </style:style>
    <style:style style:name="T38" style:parent-style-name="Fonteparág.padrão" style:family="text">
      <style:text-properties fo:font-weight="bold" style:font-weight-asian="bold"/>
    </style:style>
    <style:style style:name="T39" style:parent-style-name="Fonteparág.padrão" style:family="text">
      <style:text-properties fo:font-weight="bold" style:font-weight-asian="bold" fo:font-style="italic" style:font-style-asian="italic"/>
    </style:style>
    <style:style style:name="T40" style:parent-style-name="Fonteparág.padrão" style:family="text">
      <style:text-properties fo:font-weight="bold" style:font-weight-asian="bold" fo:font-style="italic" style:font-style-asian="italic"/>
    </style:style>
    <style:style style:name="T41" style:parent-style-name="Fonteparág.padrão" style:family="text">
      <style:text-properties fo:font-weight="bold" style:font-weight-asian="bold" fo:font-style="italic" style:font-style-asian="italic"/>
    </style:style>
    <style:style style:name="T42" style:parent-style-name="Fonteparág.padrão" style:family="text">
      <style:text-properties fo:font-weight="bold" style:font-weight-asian="bold" fo:font-style="italic" style:font-style-asian="italic"/>
    </style:style>
    <style:style style:name="T43" style:parent-style-name="Fonteparág.padrão" style:family="text">
      <style:text-properties fo:font-weight="bold" style:font-weight-asian="bold" fo:font-style="italic" style:font-style-asian="italic"/>
    </style:style>
    <style:style style:name="T44" style:parent-style-name="Fonteparág.padrão" style:family="text">
      <style:text-properties fo:font-weight="bold" style:font-weight-asian="bold" fo:font-style="italic" style:font-style-asian="italic"/>
    </style:style>
    <style:style style:name="P45" style:parent-style-name="Standard" style:family="paragraph">
      <style:text-properties fo:font-weight="bold" style:font-weight-asian="bold"/>
    </style:style>
    <style:style style:name="P46" style:parent-style-name="Standard" style:family="paragraph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/>
    </style:style>
    <style:style style:name="T48" style:parent-style-name="Fonteparág.padrão" style:family="text">
      <style:text-properties fo:font-weight="bold" style:font-weight-asian="bold"/>
    </style:style>
    <style:style style:name="T49" style:parent-style-name="Fonteparág.padrão" style:family="text">
      <style:text-properties fo:font-weight="bold" style:font-weight-asian="bold"/>
    </style:style>
    <style:style style:name="T50" style:parent-style-name="Fonteparág.padrão" style:family="text">
      <style:text-properties fo:font-weight="bold" style:font-weight-asian="bold"/>
    </style:style>
    <style:style style:name="T51" style:parent-style-name="Fonteparág.padrão" style:family="text">
      <style:text-properties fo:font-weight="bold" style:font-weight-asian="bold"/>
    </style:style>
    <style:style style:name="T52" style:parent-style-name="Fonteparág.padrão" style:family="text">
      <style:text-properties fo:font-weight="bold" style:font-weight-asian="bold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fo:font-weight="bold" style:font-weight-asian="bold"/>
    </style:style>
    <style:style style:name="T59" style:parent-style-name="Fonteparág.padrão" style:family="text">
      <style:text-properties fo:font-weight="bold" style:font-weight-asian="bold"/>
    </style:style>
    <style:style style:name="T60" style:parent-style-name="Fonteparág.padrão" style:family="text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font-weight="bold" style:font-weight-asian="bold"/>
    </style:style>
    <style:style style:name="P84" style:parent-style-name="Standard" style:family="paragraph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font-weight="bold" style:font-weight-asian="bold"/>
    </style:style>
    <style:style style:name="T88" style:parent-style-name="Fonteparág.padrão" style:family="text">
      <style:text-properties fo:font-weight="bold" style:font-weight-asian="bold"/>
    </style:style>
    <style:style style:name="T89" style:parent-style-name="Fonteparág.padrão" style:family="text">
      <style:text-properties fo:font-weight="bold" style:font-weight-asian="bold"/>
    </style:style>
    <style:style style:name="T90" style:parent-style-name="Fonteparág.padrão" style:family="text">
      <style:text-properties fo:font-weight="bold" style:font-weight-asian="bold"/>
    </style:style>
    <style:style style:name="T91" style:parent-style-name="Fonteparág.padrão" style:family="text">
      <style:text-properties fo:font-weight="bold" style:font-weight-asian="bold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/>
    </style:style>
    <style:style style:name="T96" style:parent-style-name="Fonteparág.padrão" style:family="text">
      <style:text-properties fo:font-weight="bold" style:font-weight-asian="bold"/>
    </style:style>
    <style:style style:name="T97" style:parent-style-name="Fonteparág.padrão" style:family="text">
      <style:text-properties fo:font-weight="bold" style:font-weight-asian="bold"/>
    </style:style>
    <style:style style:name="T98" style:parent-style-name="Fonteparág.padrão" style:family="text">
      <style:text-properties fo:font-weight="bold" style:font-weight-asian="bold"/>
    </style:style>
    <style:style style:name="T99" style:parent-style-name="Fonteparág.padrão" style:family="text">
      <style:text-properties fo:font-weight="bold" style:font-weight-asian="bold"/>
    </style:style>
    <style:style style:name="T100" style:parent-style-name="Fonteparág.padrão" style:family="text">
      <style:text-properties fo:font-weight="bold" style:font-weight-asian="bold"/>
    </style:style>
    <style:style style:name="T101" style:parent-style-name="Fonteparág.padrão" style:family="text">
      <style:text-properties fo:font-weight="bold" style:font-weight-asian="bold"/>
    </style:style>
    <style:style style:name="T102" style:parent-style-name="Fonteparág.padrão" style:family="text">
      <style:text-properties fo:font-weight="bold" style:font-weight-asian="bold"/>
    </style:style>
    <style:style style:name="T103" style:parent-style-name="Fonteparág.padrão" style:family="text">
      <style:text-properties fo:font-weight="bold" style:font-weight-asian="bold"/>
    </style:style>
    <style:style style:name="T104" style:parent-style-name="Fonteparág.padrão" style:family="text">
      <style:text-properties fo:font-weight="bold" style:font-weight-asian="bold"/>
    </style:style>
    <style:style style:name="T105" style:parent-style-name="Fonteparág.padrão" style:family="text">
      <style:text-properties fo:font-weight="bold" style:font-weight-asian="bold"/>
    </style:style>
    <style:style style:name="P106" style:parent-style-name="Standard" style:family="paragraph">
      <style:text-properties fo:font-weight="bold" style:font-weight-asian="bold"/>
    </style:style>
    <style:style style:name="T107" style:parent-style-name="Fonteparág.padrão" style:family="text">
      <style:text-properties fo:font-weight="bold" style:font-weight-asian="bold"/>
    </style:style>
    <style:style style:name="T108" style:parent-style-name="Fonteparág.padrão" style:family="text">
      <style:text-properties fo:font-weight="bold" style:font-weight-asian="bold"/>
    </style:style>
    <style:style style:name="P109" style:parent-style-name="Standard" style:family="paragraph">
      <style:text-properties fo:font-weight="bold" style:font-weight-asian="bold"/>
    </style:style>
    <style:style style:name="T110" style:parent-style-name="Fonteparág.padrão" style:family="text">
      <style:text-properties fo:font-weight="bold" style:font-weight-asian="bold"/>
    </style:style>
    <style:style style:name="T111" style:parent-style-name="Fonteparág.padrão" style:family="text">
      <style:text-properties fo:font-weight="bold" style:font-weight-asian="bold"/>
    </style:style>
    <style:style style:name="T112" style:parent-style-name="Fonteparág.padrão" style:family="text">
      <style:text-properties fo:font-weight="bold" style:font-weight-asian="bold"/>
    </style:style>
    <style:style style:name="T113" style:parent-style-name="Fonteparág.padrão" style:family="text">
      <style:text-properties fo:font-weight="bold" style:font-weight-asian="bold"/>
    </style:style>
    <style:style style:name="P114" style:parent-style-name="Standard" style:family="paragraph">
      <style:text-properties fo:font-weight="bold" style:font-weight-asian="bold"/>
    </style:style>
    <style:style style:name="T115" style:parent-style-name="Fonteparág.padrão" style:family="text">
      <style:text-properties fo:font-weight="bold" style:font-weight-asian="bold"/>
    </style:style>
    <style:style style:name="P116" style:parent-style-name="Standard" style:family="paragraph">
      <style:text-properties fo:font-weight="bold" style:font-weight-asian="bold"/>
    </style:style>
    <style:style style:name="T117" style:parent-style-name="Fonteparág.padrão" style:family="text">
      <style:text-properties fo:font-weight="bold" style:font-weight-asian="bold"/>
    </style:style>
  </office:automatic-styles>
  <office:body>
    <office:text text:use-soft-page-breaks="true">
      <text:p text:style-name="P1"/>
      <text:p text:style-name="Standard">Parâmetros de Van Genuchten</text:p>
      <text:p text:style-name="Standard">Dados em</text:p>
      <text:p text:style-name="Standard">Densidade do solo (g/cm3)</text:p>
      <text:p text:style-name="Standard">Areia Fina (g/kg)</text:p>
      <text:p text:style-name="Standard">Areia Grossa (g/kg)</text:p>
      <text:p text:style-name="Standard">Silte (g/kg)</text:p>
      <text:p text:style-name="Standard">Argila (g/kg)</text:p>
      <text:p text:style-name="Standard">Carbono Orgânico (g/kg)</text:p>
      <text:p text:style-name="Standard">Matéria Orgânica (g/kg) –<text:s/>Calculada a partir da fórmula MO = Carbono Organico x 2</text:p>
      <text:p text:style-name="P2"/>
      <text:p text:style-name="P3">OLIVEIRA</text:p>
      <text:p text:style-name="P4"/>
      <text:p text:style-name="Standard">AD = -0,000021*areia total+0,000203*silte+ 0,000054*argila+0,021656*densidade</text:p>
      <text:p text:style-name="P5"/>
      <text:p text:style-name="P6"/>
      <text:p text:style-name="P7">BARROS</text:p>
      <text:p text:style-name="Standard"/>
      <text:p text:style-name="Standard"><text:span text:style-name="T8">Alpha</text:span>=10^(0,8118+0,8861*(<text:span text:style-name="T9">AT</text:span>/1000)-1,1907*(<text:span text:style-name="T10">ARG</text:span>/1000)-0,001514*(<text:span text:style-name="T11">Densidade</text:span>/0,001))</text:p>
      <text:p text:style-name="Standard"/>
      <text:p text:style-name="Standard"><text:span text:style-name="T12">N</text:span>=1,1527+0,7427*(<text:span text:style-name="T13">AT</text:span>/1000)+0,4135*(<text:span text:style-name="T14">SILTE</text:span>/1000)-5,5341*(<text:span text:style-name="T15">MO</text:span>/1000)</text:p>
      <text:p text:style-name="Standard"/>
      <text:p text:style-name="Standard"><text:span text:style-name="T16">ThetaR</text:span>= 0,0858-0,1671*(<text:span text:style-name="T17">AT</text:span>/1000)+0,3516*(<text:span text:style-name="T18">ARG</text:span>/1000)+1,1846*(<text:span text:style-name="T19">MO</text:span>*0,001)+0,000029*(<text:span text:style-name="T20">Densidade</text:span>/0,001)</text:p>
      <text:p text:style-name="Standard"/>
      <text:p text:style-name="Standard"><text:span text:style-name="T21">ThetaS</text:span>= 1-0,00037*(<text:span text:style-name="T22">Densidade</text:span>/0,001)</text:p>
      <text:p text:style-name="Standard"/>
      <text:p text:style-name="Standard"><text:span text:style-name="T23">Potenciais matriciais</text:span>:</text:p>
      <text:p text:style-name="Standard"/>
      <text:p text:style-name="Standard"><text:span text:style-name="T24">0.01m3/m3</text:span><text:s/>=<text:s/><text:span text:style-name="T25">ThetaR</text:span>+(<text:span text:style-name="T26">ThetaS</text:span>-<text:span text:style-name="T27">ThetaR</text:span>)/(1+(<text:span text:style-name="T28">Alpha</text:span>*10)^<text:span text:style-name="T29">N</text:span>)^(1-(1/<text:span text:style-name="T30">N</text:span>))</text:p>
      <text:p text:style-name="Standard"/>
      <text:p text:style-name="Standard"><text:span text:style-name="T31">0.033 m3/m3</text:span><text:s/>=<text:s/><text:span text:style-name="T32">ThetaR</text:span>+(<text:span text:style-name="T33">ThetaS</text:span>-<text:span text:style-name="T34">ThetaR</text:span>)/(1+(<text:span text:style-name="T35">Alpha</text:span>*33)^<text:span text:style-name="T36">N</text:span>)^(1-(1/<text:span text:style-name="T37">N</text:span>))</text:p>
      <text:p text:style-name="Standard"/>
      <text:p text:style-name="Standard"><text:span text:style-name="T38">1.5 m3/m3<text:s/></text:span>=<text:s/><text:span text:style-name="T39">ThetaR</text:span>+(<text:span text:style-name="T40">ThetaS</text:span>-<text:span text:style-name="T41">ThetaR</text:span>)/(1+(<text:span text:style-name="T42">Alpha</text:span>*1500)^<text:span text:style-name="T43">N</text:span>)^(1-(1/<text:span text:style-name="T44">N</text:span>))</text:p>
      <text:p text:style-name="Standard"/>
      <text:p text:style-name="P45">AD<text:s/>= 0.033m3/m3 – 1.5 m3/m3</text:p>
      <text:p text:style-name="Standard"/>
      <text:p text:style-name="Standard"/>
      <text:p text:style-name="P46">TOMASELLA</text:p>
      <text:p text:style-name="Standard"/>
      <text:p text:style-name="Standard"><text:span text:style-name="T47">ThetaS</text:span><text:s text:c="2"/>= [ 91,6203 - (30,0046*<text:span text:style-name="T48">SOLO</text:span>) + (1,5925*<text:span text:style-name="T49">C_ORG</text:span>) + (0,0022*<text:span text:style-name="T50">AGRO</text:span>*<text:span text:style-name="T51">SILT</text:span>) - (0,0036 *<text:s/><text:span text:style-name="T52">AGRO<text:s/></text:span>*<text:s/><text:span text:style-name="T53">AFIN</text:span>)</text:p>
      <text:p text:style-name="Standard">-(0,0018*<text:span text:style-name="T54">AGRO</text:span>*<text:span text:style-name="T55">AGRO</text:span>) - (0,001*<text:span text:style-name="T56">AFIN</text:span>*<text:span text:style-name="T57">AFIN</text:span>) ]/100</text:p>
      <text:p text:style-name="Standard"/>
      <text:p text:style-name="Standard"><text:span text:style-name="T58">ThetaR</text:span><text:s/>= [ 23,3867 + (0,1103*<text:span text:style-name="T59">ARG</text:span>) + (-4,7949*<text:span text:style-name="T60">SOLO</text:span>)+(0,0047*<text:span text:style-name="T61">SILT</text:span>*<text:span text:style-name="T62">ARG</text:span>)+(-0,0027*(<text:span text:style-name="T63">AGRO</text:span>^2)) + (-0,0022 * (<text:span text:style-name="T64">AFIN</text:span>^2)) + (-0,0048*(<text:span text:style-name="T65">SILT</text:span>^2)) ]/100</text:p>
      <text:p text:style-name="Standard"/>
      <text:p text:style-name="Standard"><text:span text:style-name="T66">N</text:span><text:s/>= <text:s/>[ 168,8617 + (-0,0258*<text:span text:style-name="T67">AGRO</text:span>*<text:span text:style-name="T68">SILT</text:span>) + (-0,0261*<text:span text:style-name="T69">AFIN</text:span>*<text:span text:style-name="T70">ARG</text:span>) + (0,0093*(<text:span text:style-name="T71">AFIN</text:span>^2)) + (-0,0077 * (<text:span text:style-name="T72">SILT</text:span>^2)) )/100</text:p>
      <text:p text:style-name="Standard"/>
      <text:p text:style-name="Standard"><text:span text:style-name="T73">Alpha</text:span><text:s/>= 2,718281^{ [ 183,2601 + (-2,556*<text:span text:style-name="T74">SILT</text:span>) + (-0,1329*<text:span text:style-name="T75">ARG</text:span>) + (-247,4904*<text:span text:style-name="T76">SOLO</text:span>) + (-0,0189*<text:span text:style-name="T77">AGRO*</text:span><text:s/><text:span text:style-name="T78">AFIN</text:span>) + (0,1177*<text:span text:style-name="T79">AGRO</text:span>*<text:span text:style-name="T80">SILT</text:span>) + (0,0517*<text:span text:style-name="T81">AFIN</text:span>*<text:span text:style-name="T82">ARG</text:span>) + (0,0617*(<text:span text:style-name="T83">AGRO</text:span>^2) )/100}</text:p>
      <text:p text:style-name="Standard"/>
      <text:p text:style-name="P84">Potenciais matriciais:</text:p>
      <text:p text:style-name="Standard"/>
      <text:p text:style-name="Standard"><text:span text:style-name="T85">0.01m3/m3</text:span><text:s/>=<text:s/><text:span text:style-name="T86">ThetaR<text:s/></text:span>+<text:s/>(<text:span text:style-name="T87">ThetaS</text:span>-<text:span text:style-name="T88">ThetaR</text:span>)/ (1 + (<text:span text:style-name="T89">Alpha</text:span>*10)^<text:span text:style-name="T90">N</text:span>)^(1-1/<text:span text:style-name="T91">N</text:span>)</text:p>
      <text:p text:style-name="Standard"/>
      <text:p text:style-name="Standard"><text:span text:style-name="T92">0.033 m3/m3</text:span><text:s/>=<text:s/><text:span text:style-name="T93">ThetaR<text:s/></text:span>+(<text:span text:style-name="T94">ThetaS</text:span>-<text:span text:style-name="T95">ThetaR</text:span>)/ (1 + (<text:span text:style-name="T96">Alpha</text:span>*33)^<text:span text:style-name="T97">N</text:span>)^(1-1/<text:span text:style-name="T98">N</text:span>)</text:p>
      <text:p text:style-name="Standard"/>
      <text:p text:style-name="Standard"><text:span text:style-name="T99">1.5 m3/m3</text:span><text:s/>=<text:s/><text:span text:style-name="T100">ThetaR<text:s/></text:span>+ (<text:span text:style-name="T101">ThetaS</text:span>-<text:span text:style-name="T102">ThetaR</text:span>) / ( 1 + (<text:span text:style-name="T103">Alpha</text:span>*1500)^<text:span text:style-name="T104">N</text:span>)^(1-1/<text:span text:style-name="T105">N</text:span>)</text:p>
      <text:p text:style-name="Standard"/>
      <text:p text:style-name="P106">AD<text:s/>= 0.033m3/m3 – 1.5 m3/m3</text:p>
      <text:p text:style-name="Standard"/>
      <text:p text:style-name="Standard"/>
      <text:p text:style-name="Standard"/>
      <text:p text:style-name="Standard">BARROS SIMPLIFICADA</text:p>
      <text:p text:style-name="Standard"/>
      <text:p text:style-name="Standard"><text:span text:style-name="T107">LogAlpha</text:span><text:s/>= -1,07329 -1,59578 * (Argila/1000)</text:p>
      <text:p text:style-name="Standard"/>
      <text:p text:style-name="Standard"><text:span text:style-name="T108">Alpha</text:span><text:s text:c="2"/>= 10^LogAlpha</text:p>
      <text:p text:style-name="P109"/>
      <text:p text:style-name="Standard"><text:span text:style-name="T110">N</text:span><text:s/>=1,134153+0,722216*(AreiaTotal/1000)+0,39574*(Silte/1000)</text:p>
      <text:p text:style-name="Standard"/>
      <text:p text:style-name="Standard"><text:span text:style-name="T111">ThetaR<text:s/></text:span>=0,128617-0,14836*(AreiaTotal/1000)+0,35705*(Argila/1000)</text:p>
      <text:p text:style-name="Standard"/>
      <text:p text:style-name="Standard"><text:span text:style-name="T112">ThetaS</text:span><text:s/>=0,434714-0,114177*(AreiaTotal/1000)+0,117845*(Silte/1000)</text:p>
      <text:p text:style-name="Standard"/>
      <text:p text:style-name="Standard"><text:span text:style-name="T113">0.01m3/m3</text:span><text:s/>= ThetaR+(ThetaS-ThetaR)/(1+(Alpha*10)^N)^(1-1/N)</text:p>
      <text:p text:style-name="P114"/>
      <text:p text:style-name="Standard"><text:span text:style-name="T115">0.033 m3/m3</text:span><text:s/>= ThetaR+(ThetaS-ThetaR)/(1+(Alpha*33)^N)^(1-1/N)</text:p>
      <text:p text:style-name="P116"/>
      <text:p text:style-name="Standard"><text:span text:style-name="T117">1.5 m3/m3</text:span><text:s/>= ThetaR+(ThetaS-ThetaR)/(1+(Alpha*1500)^N)^(1-1/N)</text:p>
      <text:p text:style-name="Standard"/>
      <text:p text:style-name="Standard"/>
      <text:p text:style-name="Standard">SIMPLIFICADA</text:p>
      <text:p text:style-name="Standard"/>
      <text:p text:style-name="Standard">AD = -0,0003*(Argila^2) <text:s/>+0,0343*Argila <text:s text:c="2"/>+0,359 <text:s text:c="2"/>+ ((-0,0002*MateriaOrganica^2<text:s/>+0,017*MateriaOrganica+0,32)-0,52) Parâmetros de Van Genuchten</text:p>
      <text:p text:style-name="Standard">Dados em</text:p>
      <text:p text:style-name="Standard">Densidade do solo (g/cm3)</text:p>
      <text:p text:style-name="Standard">Areia Fina (g/kg)</text:p>
      <text:p text:style-name="Standard">Areia Grossa (g/kg)</text:p>
      <text:p text:style-name="Standard">Silte (g/kg)</text:p>
      <text:p text:style-name="Standard">Argila (g/kg)</text:p>
      <text:p text:style-name="Standard">Carbono Orgânico (g/kg)</text:p>
      <text:p text:style-name="Standard">Matéria Orgânica (g/kg) – Calculada a partir da fórmula MO = Carbono<text:s/>Organico x 2</text:p>
      <text:p text:style-name="Standard"/>
      <text:p text:style-name="Standard">BARROS</text:p>
      <text:p text:style-name="Standard">Alpha=10^(0,8118+0,8861*(AT/1000)-1,1907*(ARG/1000)-0,001514*(Densidade/0,001))</text:p>
      <text:p text:style-name="Standard">N=1,1527+0,7427*(AT/1000)+0,4135*(SILTE/1000)-5,5341*(MO/1000)</text:p>
      <text:p text:style-name="Standard">ThetaR=0,0858-0,1671*(AT/1000)+0,3516*(ARG/1000)+1,1846*(MO*0,001)+0,000029*(Densidade/0,001)</text:p>
      <text:p text:style-name="Standard">ThetaS=1-0,00037*(Densidade/0,001)</text:p>
      <text:p text:style-name="Standard"/>
      <text:p text:style-name="Standard">Potenciais matriciais:</text:p>
      <text:p text:style-name="Standard">0.01m3/m3 = ThetaR+(ThetaS-ThetaR)/(1+(Alpha*10)^N)^(1-1/N)</text:p>
      <text:p text:style-name="Standard">0.033 m3/m3 = ThetaR+(ThetaS-ThetaR)/(1+(Alpha*33)^N)^(1-1/N)</text:p>
      <text:p text:style-name="Standard">1.5 m3/m3 = ThetaR+(ThetaS-ThetaR)/(1+(Alpha*1500)^N)^(1-1/N)</text:p>
      <text:p text:style-name="Standard"/>
      <text:p text:style-name="Standard">TOMASELLA</text:p>
      <text:p text:style-name="Standard">ThetaS</text:p>
      <text:p text:style-name="Standard">=(91,6203-(30,0046*densidade)+(1,5925*Carbonoorganico)+(0,0022*areaiaGorssa*silte)-(0,0036*AreiaGrossa*AreiaFina)-(0,0018*AreiaGrossa*AreiaGrossa)-(0,001*AreiaFina*AreiaFina))/100</text:p>
      <text:p text:style-name="Standard">ThetaR</text:p>
      <text:p text:style-name="Standard">=(23,3867+(0,1103*Argila)+(-4,7949*Densidade)+(0,0047*Silte*Argila)+(-0,0027*AreiaGrossa^2)+(-0,0022*AreiaFina^2)+(-0,0048*Silte^2))/100</text:p>
      <text:p text:style-name="Standard">n</text:p>
      <text:p text:style-name="Standard">=(168,8617+(-0,0258*AreiaGrossa*Silte)+(-0,0261*AreiaFina*Argila)+(0,0093*AreiaFina^2)+(-0,0077*Silte^2))/100</text:p>
      <text:p text:style-name="Standard">Alpha</text:p>
      <text:p text:style-name="Standard">=EXP((183,2601+(-2,556*ilte)+(-0,1329*Argila)+(-247,4904*Densidade)+(-0,0189*AreiaGrossa*AreiaFina)+(0,1177*AreiaGrossa*Silte)+(0,0517*AreiaFina*Argila)+(0,0617*AreiaGrossa^2))/100)</text:p>
      <text:p text:style-name="Standard"/>
      <text:p text:style-name="Standard">Potenciais matriciais:</text:p>
      <text:p text:style-name="Standard">0.01m3/m3 = ThetaR+(ThetaS-ThetaR)/(1+(Alpha*10)^N)^(1-1/N)</text:p>
      <text:p text:style-name="Standard">0.033 m3/m3 =<text:s/>ThetaR+(ThetaS-ThetaR)/(1+(Alpha*33)^N)^(1-1/N)</text:p>
      <text:p text:style-name="Standard">1.5 m3/m3 = ThetaR+(ThetaS-ThetaR)/(1+(Alpha*1500)^N)^(1-1/N)</text:p>
      <text:p text:style-name="Standard"/>
      <text:p text:style-name="Standard">BARROS SIMPLIFICADA</text:p>
      <text:p text:style-name="Standard"/>
      <text:p text:style-name="Standard">LogAlpha</text:p>
      <text:p text:style-name="Standard">=-1,07329-1,59578*(Argila/1000)</text:p>
      <text:p text:style-name="Standard">Alpha</text:p>
      <text:p text:style-name="Standard">=10^LogAlpha</text:p>
      <text:p text:style-name="Standard">n</text:p>
      <text:p text:style-name="Standard">=1,134153+0,722216*(AreiaTotal/1000)+0,39574*(Silte/1000)</text:p>
      <text:p text:style-name="Standard"/>
      <text:p text:style-name="Standard">ThetaR</text:p>
      <text:p text:style-name="Standard">=0,128617-0,14836*(AreiaTotal/1000)+0,35705*(Argila/1000)</text:p>
      <text:p text:style-name="Standard"/>
      <text:p text:style-name="Standard">ThetaS</text:p>
      <text:p text:style-name="Standard">=0,434714-0,114177*(AreiaTotal/1000)+0,117845*(Silte/1000)</text:p>
      <text:p text:style-name="Standard"/>
      <text:p text:style-name="Standard">0.01m3/m3 = ThetaR+(ThetaS-ThetaR)/(1+(Alpha*10)^N)^(1-1/N)</text:p>
      <text:p text:style-name="Standard">0.033 m3/m3 = ThetaR+(ThetaS-ThetaR)/(1+(Alpha*33)^N)^(1-1/N)</text:p>
      <text:p text:style-name="Standard">1.5<text:s/>m3/m3 = ThetaR+(ThetaS-ThetaR)/(1+(Alpha*1500)^N)^(1-1/N)</text:p>
      <text:p text:style-name="Standard"/>
      <text:p text:style-name="Standard"/>
      <text:p text:style-name="Standard">SIMPLIFICADA</text:p>
      <text:p text:style-name="Standard"/>
      <text:p text:style-name="Standard">AD</text:p>
      <text:p text:style-name="Standard">=-0,0003*Argila^2 <text:s/>+0,0343*Argila <text:s text:c="2"/>+0,359 <text:s text:c="2"/>+ ((-0,0002*MateriaOrganica^2 +0,017*MateriaOrganica+0,32)-0,52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1972in" fo:margin-bottom="0.7875in" fo:margin-right="0.195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Webber</dc:creator>
    <meta:creation-date>2009-04-16T11:32:00Z</meta:creation-date>
    <dc:date>2020-02-14T13:27:00Z</dc:date>
    <meta:template xlink:href="Normal.dotm" xlink:type="simple"/>
    <meta:editing-cycles>13</meta:editing-cycles>
    <meta:editing-duration>PT2682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96" meta:character-count="4449" meta:row-count="31" meta:non-whitespace-character-count="3761"/>
  </office:meta>
</office:document-meta>
</file>